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e005e" officeooo:paragraph-rsid="001e005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center" style:justify-single-word="false"/>
      <style:text-properties officeooo:paragraph-rsid="00263817"/>
    </style:style>
    <style:style style:name="P9" style:family="paragraph" style:parent-style-name="Standard">
      <style:paragraph-properties fo:text-align="center" style:justify-single-word="false"/>
      <style:text-properties officeooo:rsid="00263817" officeooo:paragraph-rsid="00263817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65808" officeooo:paragraph-rsid="00265808" style:font-size-asian="12pt" style:font-weight-asian="bold" style:font-size-complex="1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9d53" style:font-size-asian="16pt" style:font-size-complex="16pt"/>
    </style:style>
    <style:style style:name="T3" style:family="text">
      <style:text-properties fo:font-size="16pt" officeooo:rsid="00263817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 de Granada</text:p>
      <text:p text:style-name="P3">Escuela Técnica Superior de Ingeniería Informática y Telecomunicaciones</text:p>
      <text:p text:style-name="P3">Grado en Ingeniería Informática</text:p>
      <text:p text:style-name="P1"/>
      <text:p text:style-name="P1"/>
      <text:p text:style-name="P1"/>
      <text:p text:style-name="P1"/>
      <text:p text:style-name="Standard"/>
      <text:p text:style-name="P4">Centros de Procesamiento de Datos</text:p>
      <text:p text:style-name="P8"><text:span text:style-name="T2">Práctica </text:span><text:span text:style-name="T3">6</text:span><text:span text:style-name="T1">: </text:span><text:span text:style-name="T3">Docker Swarm: Combinando múltiples máquinas</text:span></text:p>
      <text:p text:style-name="P9"><text:span text:style-name="T3">para la ejecución de contenedores Docker.</text:span></text:p>
      <text:p text:style-name="P2"/>
      <text:p text:style-name="P2"/>
      <text:p text:style-name="P2">Javier Martín Gómez</text:p>
      <text:p text:style-name="P2">2018/2019</text:p>
      <text:p text:style-name="P6"/>
      <text:p text:style-name="P6"/>
      <text:p text:style-name="P6"/>
      <text:p text:style-name="P5"/>
      <text:p text:style-name="P5"/>
      <text:p text:style-name="P10"><text:soft-page-break/>1. Creación de máquinas virtuales</text:p>
      <text:p text:style-name="P10">2. Inicio del manager de docker swarm</text:p>
      <text:p text:style-name="P10">3. Captura de las redes internas</text:p>
      <text:p text:style-name="P10">4. Ejecución del servicio web</text:p>
      <text:p text:style-name="P10">5. 3 nodos activos</text:p>
      <text:p text:style-name="P10">6. Cambio de escala a 2</text:p>
      <text:p text:style-name="P10">7. Apagar un nodo activo y ejecutar un nodo</text:p>
      <text:p text:style-name="P10">8. Activación automática del segundo n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13</meta:editing-cycles>
    <meta:creation-date>2018-09-14T17:10:00</meta:creation-date>
    <dc:date>2018-11-09T16:24:20.581903617</dc:date>
    <meta:editing-duration>PT2H18M32S</meta:editing-duration>
    <meta:generator>LibreOffice/5.2.7.2$Linux_X86_64 LibreOffice_project/20$Build-2</meta:generator>
    <meta:document-statistic meta:table-count="0" meta:image-count="0" meta:object-count="0" meta:page-count="2" meta:paragraph-count="16" meta:word-count="85" meta:character-count="537" meta:non-whitespace-character-count="468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